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？　その声は確か、騎士団長か・・・？</text:p>
          </table:table-cell>
          <table:table-cell table:style-name="ce0" office:value-type="string">
            <text:p>After Bandit Hideou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Huh? That voice is… the knight commander?
</text:p>
          </table:table-cell>
          <table:table-cell table:style-name="ce0" office:value-type="string">
            <text:p>Huh? That voice is... the knight commander?</text:p>
          </table:table-cell>
          <table:table-cell table:number-columns-repeated="1019"/>
        </table:table-row>
        <table:table-row>
          <table:table-cell table:style-name="ce0" office:value-type="string">
            <text:p>こんにちは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o.
</text:p>
          </table:table-cell>
          <table:table-cell table:style-name="ce0" office:value-type="string">
            <text:p>Hello.</text:p>
          </table:table-cell>
          <table:table-cell table:number-columns-repeated="1019"/>
        </table:table-row>
        <table:table-row>
          <table:table-cell table:style-name="ce0" office:value-type="string">
            <text:p>おおお～！　兵士がいっぱ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ooooa~! So many soldiers!
</text:p>
          </table:table-cell>
          <table:table-cell table:style-name="ce0" office:value-type="string">
            <text:p>Woooaah～! So many soldiers!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うむ。　これより、盗賊団の根城へ総攻撃を
　かけるところなのだ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Indeed. From this position, we shall begin our offensive against the bandit gang's stronghold."
</text:p>
          </table:table-cell>
          <table:table-cell table:style-name="ce0" office:value-type="string">
            <text:p>Knight Commander Gaora
“Indeed. We shall hereby commence our
offensive against the bandit gang's
stronghold.”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当然、人質救出を最優先させるがね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Of course, safely extracting the prisoners is of utmost importance."
</text:p>
          </table:table-cell>
          <table:table-cell table:style-name="ce0" office:value-type="string">
            <text:p>Knight Commander Gaora
“Of course, the safe extraction of all
prisoners is of the utmost importance.”</text:p>
          </table:table-cell>
          <table:table-cell table:number-columns-repeated="1019"/>
        </table:table-row>
        <table:table-row>
          <table:table-cell table:style-name="ce0" office:value-type="string">
            <text:p>ああ、それでしたらも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h, we have already done that…
</text:p>
          </table:table-cell>
          <table:table-cell table:style-name="ce0" office:value-type="string">
            <text:p>Ah, that won't be necessary...</text:p>
          </table:table-cell>
          <table:table-cell table:number-columns-repeated="1019"/>
        </table:table-row>
        <table:table-row>
          <table:table-cell table:style-name="ce0" office:value-type="string">
            <text:p>こちらの方々に、助けていただきました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These fine people came to my rescue!
</text:p>
          </table:table-cell>
          <table:table-cell table:style-name="ce0" office:value-type="string">
            <text:p>These fine people came to my rescue!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な・・・なんと・・・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Wh...What...!"
</text:p>
          </table:table-cell>
          <table:table-cell table:style-name="ce0" office:value-type="string">
            <text:p>Knight Commander Gaora
“Wh... what...!”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まさか、その人数で・・・いったい、どうやって
　・・・！？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Incredible, with so few people... how could you possibly...?!"
</text:p>
          </table:table-cell>
          <table:table-cell table:style-name="ce0" office:value-type="string">
            <text:p>Knight Commander Gaora
“Impossible, with these numbers... how
could you possibly have...?!”</text:p>
          </table:table-cell>
          <table:table-cell table:number-columns-repeated="1019"/>
        </table:table-row>
        <table:table-row>
          <table:table-cell table:style-name="ce0" office:value-type="string">
            <text:p>理由は分からないが、盗賊団の連中にも
熾天少女の力は通用する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 not understand why, but apparently the power of the Heavenly Maidens works against the bandits.
</text:p>
          </table:table-cell>
          <table:table-cell table:style-name="ce0" office:value-type="string">
            <text:p>I don't understand why, but apparently the
power of the Heavenly Maidens works
against the bandits.</text:p>
          </table:table-cell>
          <table:table-cell table:number-columns-repeated="1019"/>
        </table:table-row>
        <table:table-row>
          <table:table-cell table:style-name="ce0" office:value-type="string">
            <text:p>一時は敵の策に陥り囚われたが、どうにか
ヘッドを叩いて人質救出に至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fell into a trap and were briefly taken prisoner ourselves, but we escaped somehow, beat their leader, and rescued the hostage.
</text:p>
          </table:table-cell>
          <table:table-cell table:style-name="ce0" office:value-type="string">
            <text:p>We fell into a trap and were briefly taken
prisoner ourselves, but we managed to
escape, beat their leader, and rescue the
hostage.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すばらしい！　誠にすばらしい！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Extraordinary! Truly extraordinary!"
</text:p>
          </table:table-cell>
          <table:table-cell table:style-name="ce0" office:value-type="string">
            <text:p>Knight Commander Gaora
“Extraordinary! Truly extraordinary!”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ではさっそく君たちを城に招き、祝杯を
　あげるとしよう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Then allow me to invite you back to the castle, so that we may raise a glass to your victory!"
</text:p>
          </table:table-cell>
          <table:table-cell table:style-name="ce0" office:value-type="string">
            <text:p>Knight Commander Gaora
“Then allow me to invite you back to the
castle, so that we may raise a glass to your
victory!”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皆の者！　この方々を丁重に城へお招き
　するのだ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Everyone! These people are to be our honored guests at the castle!"
</text:p>
          </table:table-cell>
          <table:table-cell table:style-name="ce0" office:value-type="string">
            <text:p>Knight Commander Gaora
“Everyone! These people are to be our
honored guests at the castle!”</text:p>
          </table:table-cell>
          <table:table-cell table:number-columns-repeated="1019"/>
        </table:table-row>
        <table:table-row>
          <table:table-cell table:style-name="ce0" office:value-type="string">
            <text:p>あ、いえ・・・そんなお構いな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no… you don’t need to trouble yourselves…
</text:p>
          </table:table-cell>
          <table:table-cell table:style-name="ce0" office:value-type="string">
            <text:p>Ah, no... you don't need to trouble
yourselves...</text:p>
          </table:table-cell>
          <table:table-cell table:number-columns-repeated="1019"/>
        </table:table-row>
        <table:table-row>
          <table:table-cell table:style-name="ce0" office:value-type="string">
            <text:p>あまりにぎやかなのは性に合わ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’re not accustomed to fancy treatment like that.
</text:p>
          </table:table-cell>
          <table:table-cell table:style-name="ce0" office:value-type="string">
            <text:p>We're not accustomed to fancy treatment
like that.</text:p>
          </table:table-cell>
          <table:table-cell table:number-columns-repeated="1019"/>
        </table:table-row>
        <table:table-row>
          <table:table-cell table:style-name="ce0" office:value-type="string">
            <text:p>え～？　お城に入れてくれる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wever, the enemy is a mysterious one.
We should exercise caution.</text:p>
          </table:table-cell>
          <table:table-cell table:style-name="ce0" office:value-type="string">
            <text:p>Eh～? We get to go into the castle?</text:p>
          </table:table-cell>
          <table:table-cell table:number-columns-repeated="1019"/>
        </table:table-row>
        <table:table-row>
          <table:table-cell table:style-name="ce0" office:value-type="string">
            <text:p>行こうよーレグマく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nt to go, Reguma-kun!!
</text:p>
          </table:table-cell>
          <table:table-cell table:style-name="ce0" office:value-type="string">
            <text:p>I want to go, Reguma-kun!!</text:p>
          </table:table-cell>
          <table:table-cell table:number-columns-repeated="1019"/>
        </table:table-row>
        <table:table-row>
          <table:table-cell table:style-name="ce0" office:value-type="string">
            <text:p>そうだよー！　きっとごちそういっぱいだよ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’s right—! I’m sure they’ll have such a feast waiting for us!
</text:p>
          </table:table-cell>
          <table:table-cell table:style-name="ce0" office:value-type="string">
            <text:p>That's right—! I bet they'll have a huge
feast waiting for us!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私としては、世界の救世主たる君たちには
　是非とも姫に謁見してほしいのだが・・・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I feel certain that Her Highness wishes to grant the saviors of the world an audience…"
</text:p>
          </table:table-cell>
          <table:table-cell table:style-name="ce0" office:value-type="string">
            <text:p>Knight Commander Gaora
“I feel certain that Her Highness shall
wish to grant the saviors of the world an
audience...”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まあ、無理強いするわけにはいかぬ。　城へ
　来るかどうかは話し合って決めるといい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Well, I will not twist your arm. You may decide for yourselves whether or not you would like to come."
</text:p>
          </table:table-cell>
          <table:table-cell table:style-name="ce0" office:value-type="string">
            <text:p>Knight Commander Gaora
“Well, I shall not twist your arm. You may
decide for yourselves whether or not you
would like to come to the castle.”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もし来てもらえるのであれば、今日の夕刻
　までに城門まで足を運んでほしい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Should you accept our invitation, please make your way to the castle gate by this evening."
</text:p>
          </table:table-cell>
          <table:table-cell table:style-name="ce0" office:value-type="string">
            <text:p>Knight Commander Gaora
“Should you accept our invitation, please
make your way to the castle gate by dusk.”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衛兵には、私から話をしておこう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I will inform the palace guards."
</text:p>
          </table:table-cell>
          <table:table-cell table:style-name="ce0" office:value-type="string">
            <text:p>Knight Commander Gaora
“I shall inform the palace guards.”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では皆の者！　今回の作戦は終了し、帰還
　する！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Well then, everyone! This operation is concluded. Back to base!!"
</text:p>
          </table:table-cell>
          <table:table-cell table:style-name="ce0" office:value-type="string">
            <text:p>Knight Commander Gaora
“Well then, men! This operation is concluded.
Back to base!!”</text:p>
          </table:table-cell>
          <table:table-cell table:number-columns-repeated="1019"/>
        </table:table-row>
        <table:table-row>
          <table:table-cell table:style-name="ce0" office:value-type="string">
            <text:p>兵
「は！！」</text:p>
          </table:table-cell>
          <table:table-cell table:style-name="ce0"/>
          <table:table-cell table:style-name="ce0" office:value-type="string">
            <text:p>Soldiers</text:p>
          </table:table-cell>
          <table:table-cell table:style-name="ce0" office:value-type="string">
            <text:p>Soldiers "Sir!"
</text:p>
          </table:table-cell>
          <table:table-cell table:style-name="ce0" office:value-type="string">
            <text:p>Soldiers
“Sir!”</text:p>
          </table:table-cell>
          <table:table-cell table:number-columns-repeated="1019"/>
        </table:table-row>
        <table:table-row>
          <table:table-cell table:style-name="ce0" office:value-type="string">
            <text:p>さてと・・・どうす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… what do you want to do?
</text:p>
          </table:table-cell>
          <table:table-cell table:style-name="ce0" office:value-type="string">
            <text:p>So... what are we doing?</text:p>
          </table:table-cell>
          <table:table-cell table:number-columns-repeated="1019"/>
        </table:table-row>
        <table:table-row>
          <table:table-cell table:style-name="ce0" office:value-type="string">
            <text:p>とりあえず、シャルシャルを家まで送り届け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now, let’s get Sharu back to her house.
</text:p>
          </table:table-cell>
          <table:table-cell table:style-name="ce0" office:value-type="string">
            <text:p>For now, let's get Sharusharu back to her
house.</text:p>
          </table:table-cell>
          <table:table-cell table:number-columns-repeated="1019"/>
        </table:table-row>
        <table:table-row>
          <table:table-cell table:style-name="ce0" office:value-type="string">
            <text:p>城へ行くかどうかは、その後話し合う予定と
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can talk about going to the castle after that.
</text:p>
          </table:table-cell>
          <table:table-cell table:style-name="ce0" office:value-type="string">
            <text:p>We can discuss going to the castle after
that.</text:p>
          </table:table-cell>
          <table:table-cell table:number-columns-repeated="1019"/>
        </table:table-row>
        <table:table-row>
          <table:table-cell table:style-name="ce0" office:value-type="string">
            <text:p>そうだね。　まだ時間あるし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’s true. There’s still plenty of time.
</text:p>
          </table:table-cell>
          <table:table-cell table:style-name="ce0" office:value-type="string">
            <text:p>That's true. There's still plenty of time.</text:p>
          </table:table-cell>
          <table:table-cell table:number-columns-repeated="1019"/>
        </table:table-row>
        <table:table-row>
          <table:table-cell table:style-name="ce0" office:value-type="string">
            <text:p>↑：迷いの森
→：城下町・ユーリャ教会
↓：オシル湖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Lost Forest →：Castle Town • The Church of Yuria ↓：Oshir Lake
</text:p>
          </table:table-cell>
          <table:table-cell table:style-name="ce0" office:value-type="string">
            <text:p>↑：Lost Forest
→：Castle Town ・ St. Yuria's Church
↓：Lake Oshiru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3+01:00</meta:creation-date>
    <dc:date>2020-02-11T20:00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